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2pt" fo:font-style="normal" style:text-underline-style="none" fo:font-weight="normal" officeooo:paragraph-rsid="0019f7a9" style:font-size-asian="2pt" style:font-style-asian="normal" style:font-weight-asian="normal" style:font-size-complex="2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4" style:family="paragraph" style:parent-style-name="Footer">
      <style:paragraph-properties fo:text-align="center" style:justify-single-word="false"/>
      <style:text-properties officeooo:paragraph-rsid="0015c09b"/>
    </style:style>
    <style:style style:name="P5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9pt" officeooo:paragraph-rsid="00218b9d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paragraph-rsid="001fd77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size="9pt" officeooo:paragraph-rsid="0022fd01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22fd01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 fo:padding="0cm" fo:border-left="none" fo:border-right="none" fo:border-top="0.99pt solid #000000" fo:border-bottom="none" style:shadow="none"/>
      <style:text-properties officeooo:paragraph-rsid="001be458"/>
    </style:style>
    <style:style style:name="P11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style:font-name="Arial" fo:language="en" fo:country="GB" fo:font-weight="normal" officeooo:rsid="0039aa52" style:font-weight-asian="normal" style:font-weight-complex="normal"/>
    </style:style>
    <style:style style:name="T2" style:family="text">
      <style:text-properties style:font-name="Arial" fo:font-size="9pt" fo:language="en" fo:country="GB" fo:font-weight="normal" officeooo:rsid="0039aa52" style:font-size-asian="9pt" style:font-weight-asian="normal" style:font-size-complex="9pt" style:font-weight-complex="normal"/>
    </style:style>
    <style:style style:name="T3" style:family="text">
      <style:text-properties style:font-name="Arial" fo:font-size="9pt" fo:language="en" fo:country="GB" officeooo:rsid="0039aa52" style:font-size-asian="9pt" style:font-size-complex="9pt"/>
    </style:style>
    <style:style style:name="T4" style:family="text">
      <style:text-properties style:font-name="DejaVu Sans"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5" style:family="text">
      <style:text-properties style:font-name="DejaVu Sans"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6" style:family="text">
      <style:text-properties style:font-name="DejaVu Sans"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7" style:family="text">
      <style:text-properties style:font-name="DejaVu Sans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style:font-name="DejaVu Sans" fo:font-size="8pt" officeooo:rsid="0039aa52" style:font-size-asian="8pt" style:font-size-complex="8pt"/>
    </style:style>
    <style:style style:name="T9" style:family="text">
      <style:text-properties style:font-name="DejaVu Sans" fo:font-size="8pt" officeooo:rsid="000c98e8" style:font-size-asian="8pt" style:font-size-complex="8pt"/>
    </style:style>
    <style:style style:name="T10" style:family="text">
      <style:text-properties fo:color="#000000" style:font-name="DejaVu Sans" fo:font-size="2pt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fr1" style:family="graphic" style:parent-style-name="Frame">
      <style:graphic-properties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2pt" fo:font-style="normal" style:text-underline-style="none" fo:font-weight="normal" officeooo:paragraph-rsid="0019f7a9" style:font-size-asian="2pt" style:font-style-asian="normal" style:font-weight-asian="normal" style:font-size-complex="2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4" style:family="paragraph" style:parent-style-name="Standard">
      <style:paragraph-properties fo:text-align="start" style:justify-single-word="false"/>
      <style:text-properties fo:font-size="9pt" officeooo:paragraph-rsid="0022fd01" style:font-size-asian="9pt" style:font-size-complex="9pt"/>
    </style:style>
    <style:style style:name="MP5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P6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22fd01" style:font-size-asian="8pt" style:font-weight-asian="normal" style:font-size-complex="8pt" style:font-weight-complex="normal"/>
    </style:style>
    <style:style style:name="MP7" style:family="paragraph" style:parent-style-name="Standard">
      <style:paragraph-properties fo:text-align="start" style:justify-single-word="false" fo:padding="0cm" fo:border-left="none" fo:border-right="none" fo:border-top="0.99pt solid #000000" fo:border-bottom="none" style:shadow="none"/>
      <style:text-properties officeooo:paragraph-rsid="001be458"/>
    </style:style>
    <style:style style:name="MP8" style:family="paragraph" style:parent-style-name="Footer">
      <style:paragraph-properties fo:text-align="center" style:justify-single-word="false"/>
      <style:text-properties officeooo:paragraph-rsid="0015c09b"/>
    </style:style>
    <style:style style:name="MT1" style:family="text">
      <style:text-properties style:font-name="Arial" fo:language="en" fo:country="GB" fo:font-weight="normal" officeooo:rsid="0039aa52" style:font-weight-asian="normal" style:font-weight-complex="normal"/>
    </style:style>
    <style:style style:name="MT2" style:family="text">
      <style:text-properties style:font-name="Arial" fo:font-size="9pt" fo:language="en" fo:country="GB" fo:font-weight="normal" officeooo:rsid="0039aa52" style:font-size-asian="9pt" style:font-weight-asian="normal" style:font-size-complex="9pt" style:font-weight-complex="normal"/>
    </style:style>
    <style:style style:name="MT3" style:family="text">
      <style:text-properties style:font-name="Arial" fo:font-size="9pt" fo:language="en" fo:country="GB" officeooo:rsid="0039aa52" style:font-size-asian="9pt" style:font-size-complex="9pt"/>
    </style:style>
    <style:style style:name="MT4" style:family="text">
      <style:text-properties fo:color="#000000" style:font-name="DejaVu Sans" fo:font-size="2pt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MT5" style:family="text">
      <style:text-properties style:font-name="DejaVu Sans"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6" style:family="text">
      <style:text-properties style:font-name="DejaVu Sans" fo:font-size="8pt" officeooo:rsid="0039aa52" style:font-size-asian="8pt" style:font-size-complex="8pt"/>
    </style:style>
    <style:style style:name="MT7" style:family="text">
      <style:text-properties style:font-name="DejaVu Sans" fo:font-size="8pt" officeooo:rsid="000c98e8" style:font-size-asian="8pt" style:font-size-complex="8pt"/>
    </style:style>
    <style:style style:name="MT8" style:family="text">
      <style:text-properties style:font-name="DejaVu Sans"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9" style:family="text">
      <style:text-properties style:font-name="DejaVu Sans"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10" style:family="text">
      <style:text-properties style:font-name="DejaVu Sans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100,hold_ratio=True)" text:anchor-type="paragraph" svg:x="-0.011cm" svg:y="0.011cm" svg:width="4.51cm" svg:height="3.464cm" draw:z-index="0"><draw:text-box><text:p text:style-name="Frame_20_contents"/></draw:text-box></draw:frame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2"><text:text-input text:description="&lt;company.partner_id.street&gt;">Street</text:text-input></text:p>
        <text:p text:style-name="MP2"><text:text-input text:description="&lt;company.partner_id.zip&gt;">Zip</text:text-input> <text:text-input text:description="&lt;company.partner_id.city&gt;">City</text:text-input></text:p>
        <text:p text:style-name="MP2"><text:text-input text:description="&lt;company.partner_id.email&gt;">email@company.com</text:text-input></text:p>
        <text:p text:style-name="MP3"/>
      </style:header>
      <style:footer>
        <text:p text:style-name="MP4"><draw:frame draw:style-name="Mfr2" draw:name="Cadre2" text:anchor-type="paragraph" svg:x="16.715cm" svg:y="0.224cm" svg:width="1.917cm" draw:z-index="2"><draw:text-box fo:min-height="0.639cm"><text:p text:style-name="MP5"><text:text-input text:description="&lt;_(&quot;Page&quot;)&gt;">Page</text:text-input> <text:page-number text:select-page="current">1</text:page-number>/<text:page-count>1</text:page-count></text:p></draw:text-box></draw:frame><text:span text:style-name="Police_20_par_20_défaut"><text:span text:style-name="MT1"><text:text-input text:description="&lt;if test=&quot;o.payment_term and o.payment_term.note&quot;&gt;">&lt;if payment_term&gt;</text:text-input></text:span></text:span></text:p>
        <text:p text:style-name="MP4"><text:span text:style-name="Police_20_par_20_défaut"><text:span text:style-name="MT1"><text:text-input text:description="&lt;o.payment_term.note&gt;">Payment term note</text:text-input></text:span></text:span></text:p>
        <text:p text:style-name="MP4"><text:span text:style-name="Police_20_par_20_défaut"><text:span text:style-name="MT2"/></text:span></text:p>
        <text:p text:style-name="MP6"><text:span text:style-name="Police_20_par_20_défaut"><text:span text:style-name="MT3"><text:text-input text:description="&lt;/if&gt;">&lt;/if&gt;</text:text-input></text:span></text:span></text:p>
        <text:p text:style-name="MP7"><draw:frame draw:style-name="Mfr2" draw:name="Cadre1" text:anchor-type="paragraph" svg:x="16.715cm" svg:y="0.224cm" svg:width="1.917cm" draw:z-index="1"><draw:text-box fo:min-height="0.639cm"><text:p text:style-name="MP5"><text:text-input text:description="&lt;_(&quot;Page&quot;)&gt;">Page</text:text-input> <text:page-number text:select-page="current">1</text:page-number>/<text:page-count>1</text:page-count></text:p></draw:text-box></draw:frame><text:span text:style-name="MT4"><text:text-input text:description="&lt;setLang(o.partner_id.lang or user.lang)&gt;">LANGUAGE</text:text-input></text:span></text:p>
        <text:p text:style-name="MP8"><text:span text:style-name="Police_20_par_20_défaut"><text:span text:style-name="MT5"><text:text-input text:description="&lt;o.company_id.partner_id.title&gt;">partner_id.title</text:text-input></text:span></text:span><text:span text:style-name="Police_20_par_20_défaut"><text:span text:style-name="MT6"> </text:span></text:span><text:span text:style-name="Police_20_par_20_défaut"><text:span text:style-name="MT7"><text:text-input text:description="&lt;_(&quot;with a registred capital of&quot;)&gt;">with a registred capital of</text:text-input></text:span></text:span><text:span text:style-name="Police_20_par_20_défaut"><text:span text:style-name="MT6"> </text:span></text:span><text:span text:style-name="Police_20_par_20_défaut"><text:span text:style-name="MT8"><text:text-input text:description="&lt;formatLang(o.company_id.capital_stock, digits=2)&gt;">capital_stock</text:text-input></text:span></text:span><text:span text:style-name="Police_20_par_20_défaut"><text:span text:style-name="MT5"> </text:span></text:span><text:span text:style-name="Police_20_par_20_défaut"><text:span text:style-name="MT9"><text:text-input text:description="&lt;o.company_id.currency_id.symbol&gt;">symbol</text:text-input></text:span></text:span></text:p>
        <text:p text:style-name="MP8"><text:span text:style-name="Police_20_par_20_défaut"><text:span text:style-name="MT5"><text:text-input text:description="&lt;o.company_id.company_registry&gt;">company_registry</text:text-input></text:span></text:span><text:span text:style-name="Police_20_par_20_défaut"><text:span text:style-name="MT5"> - </text:span></text:span><text:span text:style-name="Police_20_par_20_défaut"><text:span text:style-name="MT10"><text:text-input text:description="&lt;_(&quot;N° VAT&quot;)&gt;">N° VAT</text:text-input></text:span></text:span><text:span text:style-name="Police_20_par_20_défaut"><text:span text:style-name="MT10"> </text:span></text:span><text:span text:style-name="Police_20_par_20_défaut"><text:span text:style-name="MT10"><text:text-input text:description="&lt;o.company_id.vat&gt;">vat</text:text-input></text:span></text:span><text:span text:style-name="Police_20_par_20_défaut"><text:span text:style-name="MT10"> - </text:span></text:span><text:span text:style-name="Police_20_par_20_défaut"><text:span text:style-name="MT5">SIRET </text:span></text:span><text:span text:style-name="Police_20_par_20_défaut"><text:span text:style-name="MT5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6-03-14T18:44:24.373000000</dc:date>
    <meta:editing-duration>PT19H29M50S</meta:editing-duration>
    <meta:editing-cycles>46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22" meta:word-count="87" meta:character-count="328" meta:non-whitespace-character-count="299"/>
  </office:meta>
</office:document-meta>
</file>